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0.5pt" fo:letter-spacing="normal" fo:font-style="normal" fo:font-weight="normal" officeooo:rsid="003a46d6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0.5pt" fo:letter-spacing="normal" fo:font-style="normal" fo:font-weight="normal" officeooo:rsid="003a46d6" officeooo:paragraph-rsid="001ee34d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Arial" fo:font-size="22pt" fo:letter-spacing="normal" fo:font-style="normal" fo:font-weight="normal" officeooo:rsid="003a46d6" officeooo:paragraph-rsid="00209fb9" style:font-size-asian="22pt" style:font-size-complex="22pt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Arial" fo:font-size="22pt" fo:letter-spacing="normal" fo:font-style="normal" fo:font-weight="normal" officeooo:rsid="003a46d6" officeooo:paragraph-rsid="00292530" style:font-size-asian="22pt" style:font-size-complex="22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22pt" fo:letter-spacing="normal" fo:font-style="normal" fo:font-weight="normal" officeooo:rsid="003a46d6" style:font-size-asian="22pt" style:font-size-complex="22pt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Arial" fo:font-size="22pt" fo:letter-spacing="normal" fo:font-style="normal" fo:font-weight="normal" officeooo:rsid="004bf35c" officeooo:paragraph-rsid="004e291d" style:font-size-asian="22pt" style:font-size-complex="22pt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Arial" fo:font-size="22pt" fo:letter-spacing="normal" fo:font-style="normal" fo:font-weight="normal" officeooo:rsid="004e291d" officeooo:paragraph-rsid="004e291d" style:font-size-asian="22pt" style:font-size-complex="22pt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c9211e" loext:opacity="100%" style:font-name="Arial" fo:font-size="10.5pt" fo:letter-spacing="normal" fo:font-style="normal" fo:font-weight="normal" officeooo:rsid="00209fb9" officeooo:paragraph-rsid="00209fb9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c9211e" loext:opacity="100%" style:font-name="Arial" fo:font-size="10.5pt" fo:letter-spacing="normal" fo:font-style="normal" fo:font-weight="normal" officeooo:rsid="003a46d6" officeooo:paragraph-rsid="00209fb9"/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loext:opacity="100%" officeooo:paragraph-rsid="004bcca1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loext:opacity="100%" officeooo:rsid="0051d50d" officeooo:paragraph-rsid="0051d50d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4bcca1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rial" fo:font-size="10.5pt" fo:letter-spacing="normal" fo:font-style="normal" fo:font-weight="normal" officeooo:rsid="003a46d6" officeooo:paragraph-rsid="001dc2c9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officeooo:paragraph-rsid="004e291d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officeooo:rsid="004f57c0" officeooo:paragraph-rsid="004f57c0"/>
    </style:style>
    <style:style style:name="P1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Arial" fo:font-size="10.5pt" fo:letter-spacing="normal" fo:font-style="normal" fo:font-weight="normal" officeooo:rsid="004bcca1" officeooo:paragraph-rsid="004bcca1"/>
    </style:style>
    <style:style style:name="P1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Arial" fo:font-size="10.5pt" fo:letter-spacing="normal" fo:font-style="normal" fo:font-weight="normal" officeooo:rsid="004bcca1" officeooo:paragraph-rsid="00578849"/>
    </style:style>
    <style:style style:name="P1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Arial" fo:font-size="10.5pt" fo:letter-spacing="normal" fo:font-style="normal" fo:font-weight="normal" officeooo:rsid="004bf35c" officeooo:paragraph-rsid="004bcca1"/>
    </style:style>
    <style:style style:name="P1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Arial" fo:font-size="10.5pt" fo:letter-spacing="normal" fo:font-style="normal" fo:font-weight="normal" officeooo:rsid="0051d50d" officeooo:paragraph-rsid="0051d50d"/>
    </style:style>
    <style:style style:name="P2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Arial" fo:font-size="10.5pt" fo:letter-spacing="normal" fo:font-style="normal" fo:font-weight="normal" officeooo:rsid="003a46d6" officeooo:paragraph-rsid="004bcca1"/>
    </style:style>
    <style:style style:name="P2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Arial" fo:font-size="10.5pt" fo:letter-spacing="normal" fo:font-style="normal" fo:font-weight="normal" officeooo:rsid="00595a5e" officeooo:paragraph-rsid="00595a5e"/>
    </style:style>
    <style:style style:name="P2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Arial" fo:font-size="22pt" fo:letter-spacing="normal" fo:font-style="normal" fo:font-weight="normal" officeooo:rsid="004980ba" officeooo:paragraph-rsid="004980ba" style:font-size-asian="22pt" style:font-size-complex="22pt"/>
    </style:style>
    <style:style style:name="P2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c9211e" loext:opacity="100%" style:font-name="Arial" fo:font-size="10.5pt" fo:letter-spacing="normal" fo:font-style="normal" fo:font-weight="normal" officeooo:rsid="004bcca1" officeooo:paragraph-rsid="004bcca1"/>
    </style:style>
    <style:style style:name="P2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c9211e" loext:opacity="100%" style:text-line-through-style="none" style:text-line-through-type="none" style:font-name="Arial" fo:font-size="10.5pt" fo:letter-spacing="normal" fo:font-style="normal" style:text-underline-style="none" fo:font-weight="normal" officeooo:rsid="004e291d" officeooo:paragraph-rsid="004bcca1" style:text-blinking="false"/>
    </style:style>
    <style:style style:name="P2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c9211e" loext:opacity="100%" style:text-line-through-style="none" style:text-line-through-type="none" style:font-name="Arial" fo:font-size="10.5pt" fo:letter-spacing="normal" fo:font-style="normal" style:text-underline-style="none" fo:font-weight="normal" officeooo:rsid="004bcca1" officeooo:paragraph-rsid="004bcca1" style:text-blinking="false"/>
    </style:style>
    <style:style style:name="P2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text-line-through-style="none" style:text-line-through-type="none" style:font-name="Arial" fo:font-size="10.5pt" fo:letter-spacing="normal" fo:font-style="normal" style:text-underline-style="none" fo:font-weight="normal" officeooo:rsid="004bcca1" officeooo:paragraph-rsid="004bcca1" style:text-blinking="false"/>
    </style:style>
    <style:style style:name="P2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0.5pt" fo:letter-spacing="normal" fo:font-style="normal" fo:font-weight="normal" officeooo:rsid="004e291d" officeooo:paragraph-rsid="004e291d" style:font-size-asian="22pt" style:font-size-complex="22pt"/>
    </style:style>
    <style:style style:name="P2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0.5pt" fo:letter-spacing="normal" fo:font-style="normal" fo:font-weight="normal" officeooo:rsid="004bf35c" officeooo:paragraph-rsid="004e291d" style:font-size-asian="22pt" style:font-size-complex="22pt"/>
    </style:style>
    <style:style style:name="P2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use-window-font-color="true" loext:opacity="0%" officeooo:paragraph-rsid="004bcca1"/>
    </style:style>
    <style:style style:name="P3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use-window-font-color="true" loext:opacity="0%" officeooo:rsid="00504ecf" officeooo:paragraph-rsid="00504ecf"/>
    </style:style>
    <style:style style:name="P3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59d63d"/>
    </style:style>
    <style:style style:name="P3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c9211e" loext:opacity="100%" style:text-line-through-style="none" style:text-line-through-type="none" style:font-name="Arial" fo:font-size="10.5pt" fo:letter-spacing="normal" fo:font-style="normal" style:text-underline-style="none" fo:font-weight="normal" officeooo:rsid="0059d63d" officeooo:paragraph-rsid="0051d50d" style:text-blinking="false"/>
    </style:style>
    <style:style style:name="P3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style:use-window-font-color="true" loext:opacity="0%" style:text-line-through-style="none" style:text-line-through-type="none" style:font-name="Arial" fo:font-size="10.5pt" fo:letter-spacing="normal" fo:font-style="normal" style:text-underline-style="none" fo:font-weight="normal" officeooo:rsid="004d77a9" officeooo:paragraph-rsid="004e291d" style:text-blinking="false"/>
    </style:style>
    <style:style style:name="P3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officeooo:paragraph-rsid="0059d63d"/>
    </style:style>
    <style:style style:name="P3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style:use-window-font-color="true" loext:opacity="0%" officeooo:paragraph-rsid="0051d50d"/>
    </style:style>
    <style:style style:name="T1" style:family="text">
      <style:text-properties fo:font-variant="normal" fo:text-transform="none" style:font-name="Arial" fo:font-size="10.5pt" fo:letter-spacing="normal" fo:font-style="normal" fo:font-weight="normal" officeooo:rsid="004bcca1"/>
    </style:style>
    <style:style style:name="T2" style:family="text">
      <style:text-properties fo:font-variant="normal" fo:text-transform="none" style:font-name="Arial" fo:font-size="10.5pt" fo:letter-spacing="normal" fo:font-style="normal" fo:font-weight="normal" officeooo:rsid="0057ad00"/>
    </style:style>
    <style:style style:name="T3" style:family="text">
      <style:text-properties fo:font-variant="normal" fo:text-transform="none" style:font-name="Arial" fo:font-size="10.5pt" fo:letter-spacing="normal" fo:font-style="normal" fo:font-weight="normal" officeooo:rsid="004e291d"/>
    </style:style>
    <style:style style:name="T4" style:family="text">
      <style:text-properties fo:font-variant="normal" fo:text-transform="none" fo:color="#000000" loext:opacity="100%" style:font-name="Arial" fo:font-size="10.5pt" fo:letter-spacing="normal" fo:font-style="normal" fo:font-weight="normal" officeooo:rsid="003a46d6"/>
    </style:style>
    <style:style style:name="T5" style:family="text">
      <style:text-properties fo:font-variant="normal" fo:text-transform="none" fo:color="#000000" loext:opacity="100%" style:font-name="Arial" fo:font-size="10.5pt" fo:letter-spacing="normal" fo:font-style="normal" fo:font-weight="normal" officeooo:rsid="004bcca1"/>
    </style:style>
    <style:style style:name="T6" style:family="text">
      <style:text-properties fo:font-variant="normal" fo:text-transform="none" fo:color="#000000" loext:opacity="100%" style:font-name="Arial" fo:font-size="10.5pt" fo:letter-spacing="normal" fo:font-style="normal" fo:font-weight="normal" officeooo:rsid="0059d63d"/>
    </style:style>
    <style:style style:name="T7" style:family="text">
      <style:text-properties fo:font-variant="normal" fo:text-transform="none" fo:color="#000000" loext:opacity="100%" style:font-name="Arial" fo:font-size="10.5pt" fo:letter-spacing="normal" fo:font-style="normal" fo:font-weight="normal" officeooo:rsid="005a67a8"/>
    </style:style>
    <style:style style:name="T8" style:family="text">
      <style:text-properties fo:font-variant="normal" fo:text-transform="none" fo:color="#000000" loext:opacity="100%" style:text-position="super 58%" style:font-name="Arial" fo:font-size="10.5pt" fo:letter-spacing="normal" fo:font-style="normal" fo:font-weight="normal" officeooo:rsid="0059d63d"/>
    </style:style>
    <style:style style:name="T9" style:family="text">
      <style:text-properties fo:font-variant="normal" fo:text-transform="none" fo:color="#000000" loext:opacity="100%" style:text-position="super 58%" style:font-name="Arial" fo:font-size="10.5pt" fo:letter-spacing="normal" fo:font-style="normal" fo:font-weight="normal" officeooo:rsid="005a67a8"/>
    </style:style>
    <style:style style:name="T10" style:family="text">
      <style:text-properties fo:font-variant="normal" fo:text-transform="none" fo:color="#c9211e" loext:opacity="100%" style:text-line-through-style="none" style:text-line-through-type="none" style:font-name="Arial" fo:font-size="10.5pt" fo:letter-spacing="normal" fo:font-style="normal" style:text-underline-style="none" fo:font-weight="normal" officeooo:rsid="0059d63d" style:text-blinking="false"/>
    </style:style>
    <style:style style:name="T11" style:family="text">
      <style:text-properties fo:font-variant="normal" fo:text-transform="none" style:text-line-through-style="none" style:text-line-through-type="none" style:font-name="Arial" fo:font-size="10.5pt" fo:letter-spacing="normal" fo:font-style="normal" style:text-underline-style="none" fo:font-weight="normal" style:text-blinking="false"/>
    </style:style>
    <style:style style:name="T12" style:family="text">
      <style:text-properties fo:font-variant="normal" fo:text-transform="none" style:text-line-through-style="none" style:text-line-through-type="none" style:font-name="Arial" fo:font-size="10.5pt" fo:letter-spacing="normal" fo:font-style="normal" style:text-underline-style="none" fo:font-weight="normal" officeooo:rsid="004bcca1" style:text-blinking="false"/>
    </style:style>
    <style:style style:name="T13" style:family="text">
      <style:text-properties fo:font-variant="normal" fo:text-transform="none" style:text-line-through-style="none" style:text-line-through-type="none" style:font-name="Arial" fo:font-size="10.5pt" fo:letter-spacing="normal" fo:font-style="normal" style:text-underline-style="none" fo:font-weight="normal" officeooo:rsid="0057b360" style:text-blinking="false"/>
    </style:style>
    <style:style style:name="T14" style:family="text">
      <style:text-properties fo:font-variant="normal" fo:text-transform="none" style:text-line-through-style="none" style:text-line-through-type="none" style:font-name="Arial" fo:font-size="10.5pt" fo:letter-spacing="normal" fo:font-style="normal" style:text-underline-style="none" fo:font-weight="normal" officeooo:rsid="004f57c0" style:text-blinking="false"/>
    </style:style>
    <style:style style:name="T15" style:family="text">
      <style:text-properties fo:font-variant="normal" fo:text-transform="none" style:text-line-through-style="none" style:text-line-through-type="none" style:font-name="Arial" fo:font-size="10.5pt" fo:letter-spacing="normal" fo:font-style="normal" style:text-underline-style="none" fo:font-weight="normal" officeooo:rsid="0051d50d" style:text-blinking="false"/>
    </style:style>
    <style:style style:name="T16" style:family="text">
      <style:text-properties fo:font-variant="normal" fo:text-transform="none" style:text-line-through-style="none" style:text-line-through-type="none" style:font-name="Arial" fo:font-size="10.5pt" fo:letter-spacing="normal" fo:font-style="normal" style:text-underline-style="none" fo:font-weight="normal" officeooo:rsid="004bf35c" style:text-blinking="false" style:font-size-asian="22pt" style:font-size-complex="22pt"/>
    </style:style>
    <style:style style:name="T17" style:family="text">
      <style:text-properties fo:font-variant="normal" fo:text-transform="none" style:text-line-through-style="none" style:text-line-through-type="none" style:font-name="Arial" fo:font-size="10.5pt" fo:letter-spacing="normal" fo:font-style="normal" style:text-underline-style="none" fo:font-weight="normal" officeooo:rsid="0051d50d" style:text-blinking="false" style:font-size-asian="22pt" style:font-size-complex="22pt"/>
    </style:style>
    <style:style style:name="T18" style:family="text">
      <style:text-properties fo:font-variant="normal" fo:text-transform="none" style:text-line-through-style="none" style:text-line-through-type="none" style:text-position="super 58%" style:font-name="Arial" fo:font-size="10.5pt" fo:letter-spacing="normal" fo:font-style="normal" style:text-underline-style="none" fo:font-weight="normal" style:text-blinking="false"/>
    </style:style>
    <style:style style:name="T19" style:family="text">
      <style:text-properties fo:font-variant="normal" fo:text-transform="none" style:text-line-through-style="none" style:text-line-through-type="none" style:text-position="super 58%" style:font-name="Arial" fo:font-size="10.5pt" fo:letter-spacing="normal" fo:font-style="normal" style:text-underline-style="none" fo:font-weight="normal" officeooo:rsid="004f57c0" style:text-blinking="false"/>
    </style:style>
    <style:style style:name="T20" style:family="text">
      <style:text-properties fo:font-variant="normal" fo:text-transform="none" style:use-window-font-color="true" loext:opacity="0%" style:font-name="Arial" fo:font-size="10.5pt" fo:letter-spacing="normal" fo:font-style="normal" style:text-underline-style="none" fo:font-weight="normal" officeooo:rsid="0057ad00"/>
    </style:style>
    <style:style style:name="T21" style:family="text">
      <style:text-properties fo:font-variant="normal" fo:text-transform="none" style:use-window-font-color="true" loext:opacity="0%" style:font-name="Arial" fo:font-size="10.5pt" fo:letter-spacing="normal" fo:font-style="normal" style:text-underline-style="none" fo:font-weight="normal" officeooo:rsid="004bcca1"/>
    </style:style>
    <style:style style:name="T22" style:family="text">
      <style:text-properties fo:font-variant="normal" fo:text-transform="none" style:use-window-font-color="true" loext:opacity="0%" style:font-name="Arial" fo:font-size="10.5pt" fo:letter-spacing="normal" fo:font-style="normal" style:text-underline-style="none" fo:font-weight="normal" officeooo:rsid="004e291d"/>
    </style:style>
    <style:style style:name="T23" style:family="text">
      <style:text-properties fo:font-variant="normal" fo:text-transform="none" style:use-window-font-color="true" loext:opacity="0%" style:font-name="Arial" fo:font-size="10.5pt" fo:letter-spacing="normal" fo:font-style="normal" style:text-underline-style="none" fo:font-weight="normal" officeooo:rsid="005a67a8"/>
    </style:style>
    <style:style style:name="T24" style:family="text">
      <style:text-properties fo:font-variant="normal" fo:text-transform="none" style:use-window-font-color="true" loext:opacity="0%" style:font-name="Arial" fo:font-size="10.5pt" fo:letter-spacing="normal" fo:font-style="normal" fo:font-weight="normal"/>
    </style:style>
    <style:style style:name="T25" style:family="text">
      <style:text-properties fo:font-variant="normal" fo:text-transform="none" style:use-window-font-color="true" loext:opacity="0%" style:font-name="Arial" fo:font-size="10.5pt" fo:letter-spacing="normal" fo:font-style="normal" fo:font-weight="normal" officeooo:rsid="0057ad00"/>
    </style:style>
    <style:style style:name="T26" style:family="text">
      <style:text-properties fo:font-variant="normal" fo:text-transform="none" style:use-window-font-color="true" loext:opacity="0%" style:font-name="Arial" fo:font-size="10.5pt" fo:letter-spacing="normal" fo:font-style="normal" fo:font-weight="normal" officeooo:rsid="00554737"/>
    </style:style>
    <style:style style:name="T27" style:family="text">
      <style:text-properties fo:font-variant="normal" fo:text-transform="none" style:use-window-font-color="true" loext:opacity="0%" style:font-name="Arial" fo:font-size="10.5pt" fo:letter-spacing="normal" fo:font-style="normal" fo:font-weight="normal" officeooo:rsid="004bcca1"/>
    </style:style>
    <style:style style:name="T28" style:family="text">
      <style:text-properties fo:font-variant="normal" fo:text-transform="none" style:use-window-font-color="true" loext:opacity="0%" style:text-line-through-style="none" style:text-line-through-type="none" style:font-name="Arial" fo:font-size="10.5pt" fo:letter-spacing="normal" fo:font-style="normal" style:text-underline-style="none" fo:font-weight="normal" style:text-blinking="false"/>
    </style:style>
    <style:style style:name="T29" style:family="text">
      <style:text-properties fo:font-variant="normal" fo:text-transform="none" style:use-window-font-color="true" loext:opacity="0%" style:text-line-through-style="none" style:text-line-through-type="none" style:font-name="Arial" fo:font-size="10.5pt" fo:letter-spacing="normal" fo:font-style="normal" style:text-underline-style="none" fo:font-weight="normal" officeooo:rsid="004bcca1" style:text-blinking="false" fo:background-color="#ffffff" loext:char-shading-value="0"/>
    </style:style>
    <style:style style:name="T30" style:family="text">
      <style:text-properties fo:font-variant="normal" fo:text-transform="none" style:use-window-font-color="true" loext:opacity="0%" style:text-line-through-style="none" style:text-line-through-type="none" style:font-name="Arial" fo:font-size="10.5pt" fo:letter-spacing="normal" fo:font-style="normal" style:text-underline-style="none" fo:font-weight="normal" officeooo:rsid="004cd5c5" style:text-blinking="false"/>
    </style:style>
    <style:style style:name="T31" style:family="text">
      <style:text-properties fo:font-variant="normal" fo:text-transform="none" style:use-window-font-color="true" loext:opacity="0%" style:text-line-through-style="none" style:text-line-through-type="none" style:font-name="Arial" fo:font-size="10.5pt" fo:letter-spacing="normal" fo:font-style="normal" style:text-underline-style="none" fo:font-weight="normal" officeooo:rsid="004bcca1" style:text-blinking="false"/>
    </style:style>
    <style:style style:name="T32" style:family="text">
      <style:text-properties fo:font-variant="normal" fo:text-transform="none" style:use-window-font-color="true" loext:opacity="0%" style:text-line-through-style="none" style:text-line-through-type="none" style:font-name="Arial" fo:font-size="10.5pt" fo:letter-spacing="normal" fo:font-style="normal" style:text-underline-style="none" fo:font-weight="normal" officeooo:rsid="0057b360" style:text-blinking="false"/>
    </style:style>
    <style:style style:name="T33" style:family="text">
      <style:text-properties fo:font-variant="normal" fo:text-transform="none" style:use-window-font-color="true" loext:opacity="0%" style:text-line-through-style="none" style:text-line-through-type="none" style:font-name="Arial" fo:font-size="10.5pt" fo:letter-spacing="normal" fo:font-style="normal" style:text-underline-style="none" fo:font-weight="normal" officeooo:rsid="004e291d" style:text-blinking="false"/>
    </style:style>
    <style:style style:name="T34" style:family="text">
      <style:text-properties fo:font-variant="normal" fo:text-transform="none" style:use-window-font-color="true" loext:opacity="0%" style:text-line-through-style="none" style:text-line-through-type="none" style:font-name="Arial" fo:font-size="10.5pt" fo:letter-spacing="normal" fo:font-style="normal" style:text-underline-style="none" fo:font-weight="normal" officeooo:rsid="004d77a9" style:text-blinking="false"/>
    </style:style>
    <style:style style:name="T35" style:family="text">
      <style:text-properties fo:font-variant="normal" fo:text-transform="none" style:use-window-font-color="true" loext:opacity="0%" style:text-line-through-style="none" style:text-line-through-type="none" style:font-name="Arial" fo:font-size="10.5pt" fo:letter-spacing="normal" fo:font-style="normal" style:text-underline-style="none" fo:font-weight="normal" officeooo:rsid="0059d63d" style:text-blinking="false"/>
    </style:style>
    <style:style style:name="T36" style:family="text">
      <style:text-properties fo:font-variant="normal" fo:text-transform="none" style:use-window-font-color="true" loext:opacity="0%" style:text-line-through-style="none" style:text-line-through-type="none" style:text-position="super 58%" style:font-name="Arial" fo:font-size="10.5pt" fo:letter-spacing="normal" fo:font-style="normal" style:text-underline-style="none" fo:font-weight="normal" officeooo:rsid="004e291d" style:text-blinking="false"/>
    </style:style>
    <style:style style:name="T37" style:family="text">
      <style:text-properties fo:font-variant="normal" fo:text-transform="none" style:use-window-font-color="true" loext:opacity="0%" style:text-position="super 58%" style:font-name="Arial" fo:font-size="10.5pt" fo:letter-spacing="normal" fo:font-style="normal" fo:font-weight="normal" officeooo:rsid="004bcca1"/>
    </style:style>
    <style:style style:name="T38" style:family="text">
      <style:text-properties fo:font-variant="normal" fo:text-transform="none" style:use-window-font-color="true" loext:opacity="0%" style:text-position="super 58%" style:font-name="Arial" fo:font-size="10.5pt" fo:letter-spacing="normal" fo:font-style="normal" style:text-underline-style="none" fo:font-weight="normal" officeooo:rsid="004e291d"/>
    </style:style>
    <style:style style:name="T39" style:family="text">
      <style:text-properties fo:font-variant="normal" fo:text-transform="none" style:text-position="super 58%" style:font-name="Arial" fo:font-size="10.5pt" fo:letter-spacing="normal" fo:font-style="normal" fo:font-weight="normal" officeooo:rsid="004e291d"/>
    </style:style>
    <style:style style:name="T40" style:family="text">
      <style:text-properties officeooo:rsid="004980ba"/>
    </style:style>
    <style:style style:name="T41" style:family="text">
      <style:text-properties officeooo:rsid="005742f9"/>
    </style:style>
    <style:style style:name="T42" style:family="text">
      <style:text-properties officeooo:rsid="0057ad00"/>
    </style:style>
    <style:style style:name="T43" style:family="text">
      <style:text-properties style:use-window-font-color="true" loext:opacity="0%"/>
    </style:style>
    <style:style style:name="T44" style:family="text">
      <style:text-properties style:use-window-font-color="true" loext:opacity="0%" fo:font-size="10.5pt"/>
    </style:style>
    <style:style style:name="T45" style:family="text">
      <style:text-properties style:use-window-font-color="true" loext:opacity="0%" fo:font-size="10.5pt" officeooo:rsid="004e291d"/>
    </style:style>
    <style:style style:name="T46" style:family="text">
      <style:text-properties style:use-window-font-color="true" loext:opacity="0%" fo:font-size="10.5pt" officeooo:rsid="004bf35c"/>
    </style:style>
    <style:style style:name="T47" style:family="text">
      <style:text-properties officeooo:rsid="0059d63d"/>
    </style:style>
    <style:style style:name="T48" style:family="text">
      <style:text-properties officeooo:rsid="005a67a8"/>
    </style:style>
    <style:style style:name="T49" style:family="text">
      <style:text-properties style:text-position="super 58%"/>
    </style:style>
    <style:style style:name="T50" style:family="text">
      <style:text-properties style:text-position="super 58%" officeooo:rsid="005a67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Aluno: Francisco Paulo Abreu Alves</text:p>
      <text:p text:style-name="P13">Data: 0<text:span text:style-name="T40">3</text:span>.0<text:span text:style-name="T40">4</text:span>.2022</text:p>
      <text:p text:style-name="P13">Disciplina: Arquitetura e Organizações de Computadores</text:p>
      <text:p text:style-name="P1"/>
      <text:p text:style-name="P5"/>
      <text:p text:style-name="P4"><text:span text:style-name="T40">C</text:span>onfeccione um texto que descreva a importância do processador, instruções, mem<text:span text:style-name="T40">ó</text:span>rias cache <text:span text:style-name="T41">e </text:span>virtual e a relação com memórias de alto desempenho.<text:line-break/></text:p>
      <text:p text:style-name="P1"/>
      <text:p text:style-name="P2"/>
      <text:p text:style-name="P3">Introdução</text:p>
      <text:p text:style-name="P8"/>
      <text:p text:style-name="P16">Processador </text:p>
      <text:p text:style-name="P29"><text:span text:style-name="T1">O processador </text:span><text:span text:style-name="T2">é importante pois </text:span><text:span text:style-name="T1">é a unidade central de processamento de um computador, ele funciona como o cérebro do computador, interag</text:span><text:span text:style-name="T2">indo e </text:span><text:span text:style-name="T1">faz</text:span><text:span text:style-name="T2">endo </text:span><text:span text:style-name="T1">conexões necessárias entre todos os programas instalados. Neste processo, ele também interpreta as informações enviadas pelos programas, realiza diversas operações, inclusive gerando a interface que nós interagimos quando usamos um computador. </text:span><text:span text:style-name="T39">1</text:span></text:p>
      <text:p text:style-name="P18"/>
      <text:p text:style-name="P19">O processador <text:span text:style-name="T42">é importante pois </text:span>é <text:span text:style-name="T42">o </text:span>principal controlador de um sistema microprocessado, e sua velocidade de processamento dita o desempenho do sistema. <text:span text:style-name="T42">Sua importância está diretamente relacionadas às suas </text:span>linhas de desenvolvimento <text:span text:style-name="T42">as quais podemos destacar os processadores que estão </text:span>destinados aos dispositivos de alto desempenho, <text:span text:style-name="T42">isto é, aqueles q</text:span>ue realizam grande carga de processamento (serviços de banco de dados, computadores destinados à computação científica etc.) e aos dispositivos embarcados que requerem baixo consume de energia (laptops, telefones celulares, tablets etc.). <text:span text:style-name="T49">5</text:span></text:p>
      <text:p text:style-name="P18"/>
      <text:p text:style-name="P17"/>
      <text:p text:style-name="P16">Instruções</text:p>
      <text:p text:style-name="P10"><text:span text:style-name="T20">As instruções são </text:span><text:span text:style-name="T21">as operações que um </text:span><text:a xlink:type="simple" xlink:href="https://pt.wikipedia.org/wiki/Processador" text:style-name="Internet_20_link" text:visited-style-name="Visited_20_Internet_20_Link"><text:span text:style-name="T29">processador</text:span></text:a><text:span text:style-name="T21">, </text:span><text:a xlink:type="simple" xlink:href="https://pt.wikipedia.org/wiki/Microprocessador" text:style-name="Internet_20_link" text:visited-style-name="Visited_20_Internet_20_Link"><text:span text:style-name="T29">microprocessador</text:span></text:a><text:span text:style-name="T21">, </text:span><text:a xlink:type="simple" xlink:href="https://pt.wikipedia.org/wiki/Microcontrolador" text:style-name="Internet_20_link" text:visited-style-name="Visited_20_Internet_20_Link"><text:span text:style-name="T29">microcontrolador</text:span></text:a><text:span text:style-name="T21">, </text:span><text:span text:style-name="T20">CPU o</text:span><text:span text:style-name="T21">u outros </text:span><text:span text:style-name="T20">periféricos programáveis </text:span><text:span text:style-name="T21">suporta, fornece ou disponibiliza para o </text:span><text:a xlink:type="simple" xlink:href="https://pt.wikipedia.org/wiki/Programador" text:style-name="Internet_20_link" text:visited-style-name="Visited_20_Internet_20_Link"><text:span text:style-name="T29">programador</text:span></text:a><text:span text:style-name="T21">, ou seja, é a representação em </text:span><text:span text:style-name="T20">mnemônicos</text:span><text:span text:style-name="T29"> </text:span><text:span text:style-name="T21">do </text:span><text:a xlink:type="simple" xlink:href="https://pt.wikipedia.org/wiki/Código_de_máquina" text:style-name="Internet_20_link" text:visited-style-name="Visited_20_Internet_20_Link"><text:span text:style-name="T29">código de máquina</text:span></text:a><text:span text:style-name="T21">, </text:span><text:span text:style-name="T20">sua importância se dar por estas instruções t</text:span><text:span text:style-name="T23">ê</text:span><text:span text:style-name="T20">m por finalidade facilitar </text:span><text:span text:style-name="T21">o acesso ao componente. </text:span><text:span text:style-name="T38">2</text:span></text:p>
      <text:p text:style-name="P23"/>
      <text:p text:style-name="P11"><text:span text:style-name="T24">Todas as </text:span><text:span text:style-name="T25">instruções </text:span><text:span text:style-name="T24">são responsáveis por dizer ao processador como realizar uma determinada tarefa, <text:s/>isto é, </text:span><text:span text:style-name="T25">qual </text:span><text:span text:style-name="T24">operação </text:span><text:span text:style-name="T25">se deseja executar</text:span><text:span text:style-name="T24">. </text:span><text:span text:style-name="T26">Os conjuntos de in</text:span><text:span text:style-name="T25">s</text:span><text:span text:style-name="T26">truções mais populares são Reduced Instruction Set Computer (RISC), eu Complex Instruction Set Computer (CISC) e o conjunto híbrido formado por instruções RISC e CISC. Este</text:span><text:span text:style-name="T25">s</text:span><text:span text:style-name="T26"> dois conjuntos de instruções são importante po</text:span><text:span text:style-name="T25">is</text:span><text:span text:style-name="T26"> um </text:span><text:span text:style-name="T25">se aplica a </text:span><text:span text:style-name="T26">atende</text:span><text:span text:style-name="T25">r</text:span><text:span text:style-name="T26"> a compatibilidade entre os sistemas operacionais e a </text:span><text:span text:style-name="T25">outra em determinar a </text:span><text:span text:style-name="T26">velocidade para realizar </text:span><text:span text:style-name="T25">as </text:span><text:span text:style-name="T26">operações. O conjunto de instruções RISC é utilizado para realizar as operações executadas pelo sistema operacional; quando </text:span><text:span text:style-name="T25">estas instruções </text:span><text:span text:style-name="T26">chegam ao processador, são convertidas em instruções CISC. Assim os desenvolvedores dos processadores podem implementar melhorias em seu conjunto interno de instruções e ao mesmo tempo manter a compatibilidade entre sistemas operacionais. </text:span><text:span text:style-name="T37">5</text:span></text:p>
      <text:p text:style-name="P23"/>
      <text:p text:style-name="P23"/>
      <text:p text:style-name="P16">Memória Cache</text:p>
      <text:p text:style-name="P10"><text:span text:style-name="Strong_20_Emphasis"><text:span text:style-name="T30">A memória c</text:span></text:span><text:span text:style-name="Strong_20_Emphasis"><text:span text:style-name="T31">ache </text:span></text:span><text:span text:style-name="T31">é um </text:span><text:span text:style-name="Strong_20_Emphasis"><text:span text:style-name="T31">dispositivo de armazenamento </text:span></text:span><text:span text:style-name="T31">implementado </text:span><text:span text:style-name="T32">dentro d</text:span><text:span text:style-name="T31">o </text:span><text:span text:style-name="Strong_20_Emphasis"><text:span text:style-name="T31">processador</text:span></text:span><text:span text:style-name="T31">. </text:span><text:span text:style-name="T32">Sua importância se dar pelo fato que e</text:span><text:span text:style-name="T31">le carrega as cópias dos dados originais que foram acessados </text:span><text:soft-page-break/><text:span text:style-name="T30">r</text:span><text:span text:style-name="T31">ecentemente. Os dados originais podem ser colocados na memória principal ou em uma memória secundária. A memória cache </text:span><text:span text:style-name="Strong_20_Emphasis"><text:span text:style-name="T31">prende </text:span></text:span><text:span text:style-name="T31">a velocidade de acesso aos dados. </text:span><text:span text:style-name="T36">3</text:span></text:p>
      <text:p text:style-name="P24"/>
      <text:p text:style-name="P29"><text:span text:style-name="T12">O Cache é uma memória de alto desempenho que aumenta a velocidade no acesso aos dados e instruções armazenados na memória RAM. </text:span><text:span text:style-name="T19">4</text:span></text:p>
      <text:p text:style-name="P26"/>
      <text:p text:style-name="P30"><text:span text:style-name="T12">A </text:span><text:span text:style-name="T11">m</text:span><text:span text:style-name="T13">e</text:span><text:span text:style-name="T11">m</text:span><text:span text:style-name="T13">ó</text:span><text:span text:style-name="T11">ria cache é uma modalidade de memória extremamente rápida, porém possui um custo elevado. É usada como fator de normalização entre componentes com velocidades distintas dentro do computador. Isso é necessário em casos como o das memórias RAM, que não alcançam velocidade de acesso suficiente para acompanhar a velocidade do processador e, para não reduzi-la drasticamente, utiliza memórias cache para enviar dados antecipadamente ao processador. </text:span><text:span text:style-name="T18">5</text:span></text:p>
      <text:p text:style-name="P25"/>
      <text:p text:style-name="P31"><text:span text:style-name="T5">Memória Virtual</text:span></text:p>
      <text:p text:style-name="P31"><text:span text:style-name="T5">A memória virtual é um conjunto de “hardware” e de rotinas do sistema operacional. Além do controle da hierarquia entre a memória principal e a memória secundária, ela realiza a proteção, evitando que um programa modifique informações que pertençam a algum outro. </text:span><text:span text:style-name="T9">6</text:span></text:p>
      <text:p text:style-name="P31"><text:span text:style-name="T5"/></text:p>
      <text:p text:style-name="P31"><text:span text:style-name="T6">A</text:span><text:span text:style-name="Strong_20_Emphasis"><text:span text:style-name="T32"> memória </text:span></text:span><text:span text:style-name="Strong_20_Emphasis"><text:span text:style-name="T31">virtual </text:span></text:span><text:span text:style-name="T31">é uma </text:span><text:span text:style-name="Strong_20_Emphasis"><text:span text:style-name="T31">técnica </text:span></text:span><text:span text:style-name="T31">que permite a execução de um </text:span><text:span text:style-name="Strong_20_Emphasis"><text:span text:style-name="T31">grande programa </text:span></text:span><text:span text:style-name="T31">que pode </text:span><text:span text:style-name="Strong_20_Emphasis"><text:span text:style-name="T31">não </text:span></text:span><text:span text:style-name="T31">estar </text:span><text:span text:style-name="Strong_20_Emphasis"><text:span text:style-name="T31">completamente colocado na memória principal</text:span></text:span><text:span text:style-name="T31">. Permite ao programador executar programas maiores que a memória principal. </text:span><text:span text:style-name="T35">Ela também é responsável pelo </text:span><text:span text:style-name="T4">controle de qual informação deve permanecer na memória principal ou na memória secundária.</text:span><text:span text:style-name="T8">3</text:span><text:span text:style-name="T4"> </text:span></text:p>
      <text:p text:style-name="P20">O método mais usual utilizado pela memória virtual é a divisão do espaço de endereçamento em páginas de tamanho fixo, que são a unidade de transferência entre o disco e a memória principal. </text:p>
      <text:p text:style-name="P20"/>
      <text:p text:style-name="P20"><text:span text:style-name="T47">Ela também </text:span>faz a translação de endereços virtuais em endereços reais, já que os programas normalmente enxergam um espaço de endereçamento maior que a memória física. <text:span text:style-name="T50">6</text:span></text:p>
      <text:p text:style-name="P20"/>
      <text:p text:style-name="P12"><text:span text:style-name="T4">R</text:span><text:span text:style-name="T5">elação com as memórias de alto desempenho</text:span></text:p>
      <text:p text:style-name="P21">Esta relação diz respeito ao aproveitamento das memórias de baixo custo tirando o máximo delas para que estas se assemelhem <text:span text:style-name="T48">ao máximo </text:span>com as memórias de alto custo de produção. <text:span text:style-name="T48">Esta relação está diretamente ligada à forma como cada componente de sua funcionalidade dentro do sistema, a partir do momento que o processador não precisa ser acessado para todas as tarefas e sim a memória cache é consultada o desempenho do processador é beneficiado por esta implementação. E assim por diante. As memórias cache e virtual são estas memórias de alto desempenho no sistema.</text:span></text:p>
      <text:p text:style-name="P21"/>
      <text:p text:style-name="P9"/>
      <text:p text:style-name="P22">Referências bibliográficas</text:p>
      <text:p text:style-name="P6"><text:span text:style-name="T45">1.</text:span><text:a xlink:type="simple" xlink:href="https://tecnoblog.net/responde/o-que-e-um-processador/" text:style-name="Internet_20_link" text:visited-style-name="Visited_20_Internet_20_Link">https://tecnoblog.net/responde/o-que-e-um-processador/</text:a><text:span text:style-name="T44"> visitado em 03.04.2022.</text:span></text:p>
      <text:p text:style-name="P27"/>
      <text:p text:style-name="P7"><text:span text:style-name="T44">2.</text:span><text:a xlink:type="simple" xlink:href="https://pt.wikipedia.org/wiki/Conjunto_de_instruções#:~:text=Conjunto%20de%20instruções%20(tradução%20de,finalidade%20de%20facilitar%20o%20acesso" text:style-name="Internet_20_link" text:visited-style-name="Visited_20_Internet_20_Link">https://pt.wikipedia.org/wiki/Conjunto_de_instru%C3%A7%C3%B5es#:~:text=Conjunto%20de%20instru%C3%A7%C3%B5es%20(tradu%C3%A7%C3%A3o%20de,finalidade%20de%20facilitar%20o%20acesso</text:a><text:span text:style-name="T46"> visitado em 03.04.2022.</text:span></text:p>
      <text:p text:style-name="P28"/>
      <text:p text:style-name="P14"><text:span text:style-name="T33">3.</text:span><text:a xlink:type="simple" xlink:href="https://pt.fondoperlaterra.org/comdifference-between-virtual-and-cache-memory-in-os-54#menu-2" text:style-name="Internet_20_link" text:visited-style-name="Visited_20_Internet_20_Link"><text:span text:style-name="T43">https://pt.fondoperlaterra.org/comdifference-between-virtual-and-cache-memory-in-os-54#menu-2</text:span></text:a><text:span text:style-name="T30"> </text:span><text:span text:style-name="T34">visitado em 03.04.2022.</text:span></text:p>
      <text:p text:style-name="P33"/>
      <text:p text:style-name="P15"><text:span text:style-name="T34">4.</text:span><text:a xlink:type="simple" xlink:href="https://blog.configr.com/como-otimizar-a-sua-memoria-ram/#:~:text=O%20Cache%20de%20memória%20fica,instruções%20armazenados%20na%20memória%20RAM.&amp;text=O%20Cache%20e%20a%20RAM,do%20seu%20servidor%20seja%20satisfatória" text:style-name="Internet_20_link" text:visited-style-name="Visited_20_Internet_20_Link"><text:span text:style-name="T43">https://blog.configr.com/como-otimizar-a-sua-memoria-ram/#:~:text=O%20Cache%20de%20mem%C3%B3ria%20fica,instru%C3%A7%C3%B5es%20armazenados%20na%20mem%C3%B3ria%20RAM.&amp;text=O%20Cache%20e%20a%20RAM,do%20seu%20servidor%20seja%20satisfat%C3%B3ria</text:span></text:a><text:span text:style-name="T34">. </text:span><text:span text:style-name="T28">Visitado em 03.04.2022.</text:span></text:p>
      <text:p text:style-name="P35"><text:span text:style-name="T15"/></text:p>
      <text:p text:style-name="P35"><text:span text:style-name="T15">5. Marcio Roberto Miranda Assim. </text:span><text:span text:style-name="T16">Informática para Concursos Públicos de Informática, </text:span><text:span text:style-name="T17">editora Novatec, 2013.</text:span></text:p>
      <text:p text:style-name="P32"/>
      <text:p text:style-name="P34"><text:span text:style-name="T10">6. </text:span>Microarquiteturas de Alto Desempenho DCC-IM/NCE UFRJ, Pós-Graduação em Informática Hierarquia de Memória Gabriel P. Silv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30T22:00:45.939000000</meta:creation-date>
    <dc:date>2022-04-03T23:10:17.672000000</dc:date>
    <meta:editing-duration>PT16H55M33S</meta:editing-duration>
    <meta:editing-cycles>40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29" meta:word-count="808" meta:character-count="5953" meta:non-whitespace-character-count="5169"/>
  </office:meta>
</office:document-meta>
</file>